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2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0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4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4.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4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4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11" style:family="graphic" style:parent-style-name="objectwithoutfill">
      <style:graphic-properties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.2cm" svg:height="2cm" svg:x="8cm" svg:y="1.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2cm" svg:x="1.8cm" svg:y="6cm">
          <text:p text:style-name="P1"><text:span text:style-name="T2">Primary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5cm" svg:height="2cm" svg:x="19.3cm" svg:y="6.1cm">
          <text:p text:style-name="P1"><text:span text:style-name="T2">User Defin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.3cm" svg:y1="6cm" svg:x2="14.6cm" svg:y2="3.4cm" draw:start-shape="id1" draw:start-glue-point="0" draw:end-shape="id2" draw:end-glue-point="2" svg:d="M4300 6000v-1300h10300v-1300" svg:viewBox="0 0 10301 2601">
          <text:p/>
        </draw:connector>
        <draw:connector draw:style-name="gr4" draw:text-style-name="P1" draw:layer="layout" draw:line-skew="-0.05cm" svg:x1="22.55cm" svg:y1="6.1cm" svg:x2="14.6cm" svg:y2="3.4cm" draw:start-shape="id3" draw:start-glue-point="0" draw:end-shape="id2" draw:end-glue-point="2" svg:d="M22550 6100v-1400h-7950v-1300" svg:viewBox="0 0 7951 2701">
          <text:p/>
        </draw:connector>
        <draw:custom-shape draw:style-name="gr5" draw:text-style-name="P2" xml:id="id12" draw:id="id12" draw:layer="layout" svg:width="4.599cm" svg:height="1.5cm" draw:transform="skewX (-0.00663225115757845) rotate (-0.00680678408277771) translate (2.3cm 14.836cm)">
          <text:p text:style-name="P1"><text:span text:style-name="T2">Int (2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xml:id="id13" draw:id="id13" draw:layer="layout" svg:width="4.8cm" svg:height="1.5cm" svg:x="2.2cm" svg:y="16.7cm">
          <text:p text:style-name="P1"><text:span text:style-name="T2">Float (4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14" draw:id="id14" draw:layer="layout" svg:width="4.9cm" svg:height="1.6cm" svg:x="2.1cm" svg:y="18.4cm">
          <text:p text:style-name="P1"><text:span text:style-name="T2">Double (8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4.6cm" svg:height="1.6cm" svg:x="2.2cm" svg:y="11.1cm">
          <text:p text:style-name="P1"><text:span text:style-name="T2">Char (1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1" draw:id="id11" draw:layer="layout" svg:width="4.6cm" svg:height="1.5cm" svg:x="2.3cm" svg:y="13.1cm">
          <text:p text:style-name="P1"><text:span text:style-name="T2">Bool (1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4.5cm" svg:height="1.5cm" svg:x="2.3cm" svg:y="9.4cm">
          <text:p text:style-name="P1"><text:span text:style-name="T2">Void (0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4.5cm" svg:height="1.5cm" svg:x="11.8cm" svg:y="11.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4.5cm" svg:height="1.5cm" svg:x="11.8cm" svg:y="13.1cm">
          <text:p text:style-name="P1"><text:span text:style-name="T2">Poin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4.5cm" svg:height="1.5cm" svg:x="20.9cm" svg:y="9.4cm">
          <text:p text:style-name="P1"><text:span text:style-name="T2">Cla</text:span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6" draw:id="id16" draw:layer="layout" svg:width="4.5cm" svg:height="1.5cm" svg:x="20.9cm" svg:y="11.2cm">
          <text:p text:style-name="P1"><text:span text:style-name="T2">Struc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5cm" svg:height="1.5cm" svg:x="11.8cm" svg:y="9.4cm">
          <text:p text:style-name="P1"><text:span text:style-name="T2">Fun</text:span><text:span text:style-name="T2">ct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4.5cm" svg:height="1.5cm" svg:x="11.8cm" svg:y="14.8cm">
          <text:p text:style-name="P1"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5cm" svg:height="2cm" svg:x="10.3cm" svg:y="6.1cm">
          <text:p text:style-name="P1"><text:span text:style-name="T2">D</text:span><text:span text:style-name="T2">e</text:span><text:span text:style-name="T2">ri</text:span><text:span text:style-name="T2">v</text:span><text:span text:style-name="T2">e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3.55cm" svg:y1="6.1cm" svg:x2="14.6cm" svg:y2="3.4cm" draw:start-shape="id4" draw:start-glue-point="0" draw:end-shape="id2" draw:end-glue-point="2" svg:d="M13550 6100v-1350h1050v-1350" svg:viewBox="0 0 1051 2701">
          <text:p/>
        </draw:connector>
        <draw:custom-shape draw:style-name="gr10" draw:text-style-name="P2" xml:id="id17" draw:id="id17" draw:layer="layout" svg:width="4.5cm" svg:height="1.5cm" svg:x="20.8cm" svg:y="13.2cm">
          <text:p text:style-name="P1"><text:span text:style-name="T2">Un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8" draw:id="id18" draw:layer="layout" svg:width="4.5cm" svg:height="1.5cm" svg:x="20.8cm" svg:y="14.9cm">
          <text:p text:style-name="P1"><text:span text:style-name="T2">En</text:span><text:span text:style-name="T2">u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9" draw:id="id19" draw:layer="layout" svg:width="4.5cm" svg:height="1.5cm" svg:x="20.8cm" svg:y="16.7cm">
          <text:p text:style-name="P1"><text:span text:style-name="T2">Typ</text:span><text:span text:style-name="T2">eD</text:span><text:span text:style-name="T2">ef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3cm" svg:y1="7.1cm" svg:x2="11.8cm" svg:y2="10.15cm" draw:start-shape="id4" draw:start-glue-point="3" draw:end-shape="id5" draw:end-glue-point="3" svg:d="M10300 7100h-501v3050h2001" svg:viewBox="0 0 2002 3051">
          <text:p/>
        </draw:connector>
        <draw:connector draw:style-name="gr4" draw:text-style-name="P1" draw:layer="layout" svg:x1="10.3cm" svg:y1="7.1cm" svg:x2="11.8cm" svg:y2="11.95cm" draw:start-shape="id4" draw:start-glue-point="3" draw:end-shape="id6" draw:end-glue-point="3" svg:d="M10300 7100h-501v4850h2001" svg:viewBox="0 0 2002 4851">
          <text:p/>
        </draw:connector>
        <draw:connector draw:style-name="gr4" draw:text-style-name="P1" draw:layer="layout" svg:x1="10.3cm" svg:y1="7.1cm" svg:x2="11.8cm" svg:y2="13.85cm" draw:start-shape="id4" draw:start-glue-point="3" draw:end-shape="id7" draw:end-glue-point="3" svg:d="M10300 7100h-501v6750h2001" svg:viewBox="0 0 2002 6751">
          <text:p/>
        </draw:connector>
        <draw:connector draw:style-name="gr4" draw:text-style-name="P1" draw:layer="layout" svg:x1="11.8cm" svg:y1="15.55cm" svg:x2="10.3cm" svg:y2="7.1cm" draw:start-shape="id8" draw:start-glue-point="3" draw:end-shape="id4" draw:end-glue-point="3" svg:d="M11800 15550h-2001v-8450h501" svg:viewBox="0 0 2002 8451">
          <text:p/>
        </draw:connector>
        <draw:connector draw:style-name="gr4" draw:text-style-name="P1" draw:layer="layout" svg:x1="1.8cm" svg:y1="7cm" svg:x2="2.3cm" svg:y2="10.15cm" draw:start-shape="id1" draw:start-glue-point="3" draw:end-shape="id9" draw:end-glue-point="3" svg:d="M1800 7000h-501v3150h1001" svg:viewBox="0 0 1002 3151">
          <text:p/>
        </draw:connector>
        <draw:connector draw:style-name="gr4" draw:text-style-name="P1" draw:layer="layout" svg:x1="1.8cm" svg:y1="7cm" svg:x2="2.2cm" svg:y2="11.9cm" draw:start-shape="id1" draw:start-glue-point="3" draw:end-shape="id10" draw:end-glue-point="3" svg:d="M1800 7000h-501v4900h901" svg:viewBox="0 0 902 4901">
          <text:p/>
        </draw:connector>
        <draw:connector draw:style-name="gr4" draw:text-style-name="P1" draw:layer="layout" svg:x1="1.8cm" svg:y1="7cm" svg:x2="2.3cm" svg:y2="13.85cm" draw:start-shape="id1" draw:start-glue-point="3" draw:end-shape="id11" draw:end-glue-point="3" svg:d="M1800 7000h-501v6850h1001" svg:viewBox="0 0 1002 6851">
          <text:p/>
        </draw:connector>
        <draw:connector draw:style-name="gr4" draw:text-style-name="P1" draw:layer="layout" svg:x1="1.8cm" svg:y1="7cm" svg:x2="2.3cm" svg:y2="15.586cm" draw:start-shape="id1" draw:start-glue-point="3" draw:end-shape="id12" draw:end-glue-point="3" svg:d="M1800 7000h-501v8586h1001" svg:viewBox="0 0 1002 8587">
          <text:p/>
        </draw:connector>
        <draw:connector draw:style-name="gr4" draw:text-style-name="P1" draw:layer="layout" svg:x1="1.8cm" svg:y1="7cm" svg:x2="2.2cm" svg:y2="17.45cm" draw:start-shape="id1" draw:start-glue-point="3" draw:end-shape="id13" draw:end-glue-point="3" svg:d="M1800 7000h-501v10450h901" svg:viewBox="0 0 902 10451">
          <text:p/>
        </draw:connector>
        <draw:connector draw:style-name="gr4" draw:text-style-name="P1" draw:layer="layout" svg:x1="1.8cm" svg:y1="7cm" svg:x2="2.1cm" svg:y2="19.2cm" draw:start-shape="id1" draw:start-glue-point="3" draw:end-shape="id14" draw:end-glue-point="3" svg:d="M1800 7000h-501v12200h801" svg:viewBox="0 0 802 12201">
          <text:p/>
        </draw:connector>
        <draw:connector draw:style-name="gr4" draw:text-style-name="P1" draw:layer="layout" svg:x1="25.8cm" svg:y1="7.1cm" svg:x2="25.4cm" svg:y2="10.15cm" draw:start-shape="id3" draw:end-shape="id15" draw:end-glue-point="1" svg:d="M25800 7100h501v3050h-901" svg:viewBox="0 0 902 3051">
          <text:p/>
        </draw:connector>
        <draw:connector draw:style-name="gr4" draw:text-style-name="P1" draw:layer="layout" svg:x1="25.8cm" svg:y1="7.1cm" svg:x2="25.4cm" svg:y2="11.95cm" draw:start-shape="id3" draw:start-glue-point="1" draw:end-shape="id16" draw:end-glue-point="1" svg:d="M25800 7100h501v4850h-901" svg:viewBox="0 0 902 4851">
          <text:p/>
        </draw:connector>
        <draw:connector draw:style-name="gr4" draw:text-style-name="P1" draw:layer="layout" svg:x1="25.8cm" svg:y1="7.1cm" svg:x2="25.3cm" svg:y2="13.95cm" draw:start-shape="id3" draw:start-glue-point="1" draw:end-shape="id17" draw:end-glue-point="1" svg:d="M25800 7100h501v6850h-1001" svg:viewBox="0 0 1002 6851">
          <text:p/>
        </draw:connector>
        <draw:connector draw:style-name="gr4" draw:text-style-name="P1" draw:layer="layout" svg:x1="25.8cm" svg:y1="7.1cm" svg:x2="25.3cm" svg:y2="15.65cm" draw:start-shape="id3" draw:start-glue-point="1" draw:end-shape="id18" draw:end-glue-point="1" svg:d="M25800 7100h501v8550h-1001" svg:viewBox="0 0 1002 8551">
          <text:p/>
        </draw:connector>
        <draw:connector draw:style-name="gr4" draw:text-style-name="P1" draw:layer="layout" svg:x1="25.8cm" svg:y1="7.1cm" svg:x2="25.3cm" svg:y2="17.45cm" draw:start-shape="id3" draw:start-glue-point="1" draw:end-shape="id19" draw:end-glue-point="1" svg:d="M25800 7100h501v10350h-1001" svg:viewBox="0 0 1002 103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2:15:44.782493044</meta:creation-date>
    <dc:date>2020-06-30T13:13:55.750260377</dc:date>
    <meta:editing-duration>PT11S</meta:editing-duration>
    <meta:editing-cycles>1</meta:editing-cycles>
    <meta:document-statistic meta:object-count="37"/>
    <meta:generator>LibreOffice/6.4.3.2$Linux_X86_64 LibreOffice_project/40$Build-2</meta:generator>
  </office:meta>
</office:document-meta>
</file>